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War.addConfiguredEjbref( EjbRef theEjb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Wa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War.setContext( String th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War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War.setVersion( Version the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Wa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